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6/content.xml" manifest:media-type="text/xml"/>
  <manifest:file-entry manifest:full-path="Object 5/content.xml" manifest:media-type="text/xml"/>
  <manifest:file-entry manifest:full-path="Object 4/content.xml" manifest:media-type="text/xml"/>
  <manifest:file-entry manifest:full-path="Object 3/content.xml" manifest:media-type="text/xml"/>
  <manifest:file-entry manifest:full-path="Object 2/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text-underline-type="single" style:text-underline-style="solid" style:text-underline-width="auto" style:text-underline-mode="continuous"/>
    </style:style>
    <style:style style:name="P3" style:parent-style-name="Standard" style:family="paragraph">
      <style:text-properties fo:font-style="italic" style:font-style-asian="italic" style:text-underline-type="single" style:text-underline-style="solid" style:text-underline-width="auto" style:text-underline-mode="continuous"/>
    </style:style>
    <style:style style:name="T4" style:parent-style-name="DefaultParagraphFont" style:family="text">
      <style:text-properties style:font-name="Cambria Math" style:font-name-complex="Cambria Math"/>
    </style:style>
    <style:style style:name="T5" style:parent-style-name="DefaultParagraphFont" style:family="text">
      <style:text-properties style:font-name="Cambria Math" style:font-name-complex="Cambria Math"/>
    </style:style>
    <style:style style:name="T6" style:parent-style-name="DefaultParagraphFont" style:family="text">
      <style:text-properties style:font-name="Cambria Math" style:font-name-complex="Cambria Math"/>
    </style:style>
    <style:style style:name="P7" style:parent-style-name="Standard" style:family="paragraph">
      <style:text-properties fo:font-style="italic" style:font-style-asian="italic" style:text-underline-type="single" style:text-underline-style="solid" style:text-underline-width="auto" style:text-underline-mode="continuous"/>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Aim</text:p>
      <text:p text:style-name="Standard">The aim of this experiment is to contrast and compare the suitability of various edge detection algorithms and their application in serological testing for anti-nuclear antibodies.<text:s/>The edge detection methods that will be investigated in this experiment are as follows: Simple gradient, Roberts, Sobel, first order Gaussian. Laplacian and Laplacian of Gaussian. The results of each will then be compared using Receiver Operator Check analysis so that a conclusion can be drawn.</text:p>
      <text:p text:style-name="Standard"/>
      <text:p text:style-name="P2">Method</text:p>
      <text:p text:style-name="Standard">In order to perform edge detection, first a single image matrix must be produced from the colour images provided as the colour images comprise of 3 separate red, green, blue (RGB) matrices. This is done by taking only the green channel of the image<text:s/>as the cells being detected fluoresce green.<text:s/>After an image matrix has been created<text:s/>smoothing can be applied if required and an edge detection algorithm can be applied.</text:p>
      <text:p text:style-name="Standard"/>
      <text:p text:style-name="P3">First Order Derivative Edge Detection</text:p>
      <text:p text:style-name="Standard">First order derivative edge detection<text:s/>approximates<text:s/>the<text:s/>gradient of an image, after the gradient of an image has been calculate the areas of change within the image are then apparent. These areas of change are normally associated with edges therefore by thresholding the gradient values with a suitable threshold the edges of the image can be found.</text:p>
      <text:p text:style-name="Standard"/>
      <text:p text:style-name="Standard">Simple Gradient: convolve x= [-1, 1;-1, 1] to calculate change in x of the image, convolve y= [1, 1,-1,-1] to<text:s/>calculate change in y of the image, after getting these values find the magnitude using<text:s/><draw:frame draw:style-name="a0" text:anchor-type="as-char" svg:x="0in" svg:y="0in" svg:width="0.67708in" svg:height="0.25in" style:rel-width="scale" style:rel-height="scale"><draw:object xlink:href="Object 1/" xlink:type="simple" xlink:show="embed" xlink:actuate="onLoad"/></draw:frame></text:p>
      <text:p text:style-name="Standard"/>
      <text:p text:style-name="Standard">First order derivative of Gaussian: like simple gradient but convolve the filters with a Gaussian filter before application.</text:p>
      <text:p text:style-name="Standard"/>
      <text:p text:style-name="Standard">Sobel: Instead of a 2x2 matrix sobel uses a 3x3 this allows stuff to be done Gx = [-1,0,1;-2,0,2;-1,0,1] Gy = [1,2,1;0,0,0;-1-2-1]</text:p>
      <text:p text:style-name="Standard"/>
      <text:p text:style-name="Standard"/>
      <text:p text:style-name="Standard">Roberts:<text:s/>Approximates the gradient of an image, this is done by summing the squares of the<text:s/>difference of<text:s/>diagonally adjacent pixels. Uses two 2x2 matrix<text:s/><draw:frame draw:style-name="a1" text:anchor-type="as-char" svg:x="0in" svg:y="0in" svg:width="0.98958in" svg:height="0.33333in" style:rel-width="scale" style:rel-height="scale"><draw:object xlink:href="Object 2/" xlink:type="simple" xlink:show="embed" xlink:actuate="onLoad"/></draw:frame><text:s/><draw:frame draw:style-name="a2" text:anchor-type="as-char" svg:x="0in" svg:y="0in" svg:width="0.98958in" svg:height="0.33333in" style:rel-width="scale" style:rel-height="scale"><draw:object xlink:href="Object 3/" xlink:type="simple" xlink:show="embed" xlink:actuate="onLoad"/></draw:frame><text:s/>convolving them with the original image to form<text:s/><draw:frame draw:style-name="a3" text:anchor-type="as-char" svg:x="0in" svg:y="0in" svg:width="0.51042in" svg:height="0.19792in" style:rel-width="scale" style:rel-height="scale"><draw:object xlink:href="Object 4/" xlink:type="simple" xlink:show="embed" xlink:actuate="onLoad"/></draw:frame><text:s/><text:span text:style-name="T4">and<text:s/></text:span><draw:frame draw:style-name="a4" text:anchor-type="as-char" svg:x="0in" svg:y="0in" svg:width="0.46875in" svg:height="0.21875in" style:rel-width="scale" style:rel-height="scale"><draw:object xlink:href="Object 5/" xlink:type="simple" xlink:show="embed" xlink:actuate="onLoad"/></draw:frame><text:span text:style-name="T5">. These are both gradient components of the image which are finally used to calculate a gradient magnitude with<text:s/></text:span><draw:frame draw:style-name="a5" text:anchor-type="as-char" svg:x="0in" svg:y="0in" svg:width="1.17708in" svg:height="0.40625in" style:rel-width="scale" style:rel-height="scale"><draw:object xlink:href="Object 6/" xlink:type="simple" xlink:show="embed" xlink:actuate="onLoad"/></draw:frame><text:span text:style-name="T6">.</text:span></text:p>
      <text:p text:style-name="Standard"/>
      <text:p text:style-name="P7">Second Order Derivative Edge Detection</text:p>
      <text:p text:style-name="Standard">Second order derivative edge detection<text:s/>approximates<text:s/>the rate of change<text:s/>of gradient in a given image, after this has been found the point at which there is a crossing from negative to positive change can be detected, this represents an edge in the image. As each time a derivative is taken<text:s/>noise in the image is amplified second order derivative edge detection is considered bad for noisy images unless smoothing is applied.</text:p>
      <text:p text:style-name="Standard"/>
      <text:p text:style-name="Standard">Laplacian<text:s/>[0,-1,0;-1,4,-1;0,-1,0]<text:s/></text:p>
      <text:p text:style-name="Standard">Laplacian of Gaussian</text:p>
      <text:p text:style-name="Standard"/>
      <text:p text:style-name="Standard">Results</text:p>
      <text:p text:style-name="Standard"/>
      <text:p text:style-name="Standard">Conclus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UMing H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ck Hair</meta:initial-creator>
    <dc:creator>Jack</dc:creator>
    <meta:creation-date>2015-11-24T10:11:00Z</meta:creation-date>
    <dc:date>2015-12-07T21:00:00Z</dc:date>
    <meta:template xlink:href="Normal.dotm" xlink:type="simple"/>
    <meta:editing-cycles>16</meta:editing-cycles>
    <meta:editing-duration>PT20640S</meta:editing-duration>
    <meta:document-statistic meta:page-count="1" meta:paragraph-count="5" meta:word-count="406" meta:character-count="2718" meta:row-count="19" meta:non-whitespace-character-count="2317"/>
  </office:meta>
</office:document-meta>
</file>

<file path=Object 1/content.xml><?xml version="1.0" encoding="utf-8"?>
<mml:math xmlns:mml="http://www.w3.org/1998/Math/MathML" xmlns:m="http://schemas.openxmlformats.org/officeDocument/2006/math">
  <mml:msqrt>
    <mml:msup>
      <mml:mrow>
        <mml:mi>x</mml:mi>
      </mml:mrow>
      <mml:mrow>
        <mml:mn>2</mml:mn>
      </mml:mrow>
    </mml:msup>
    <mml:mo>+</mml:mo>
    <mml:msup>
      <mml:mrow>
        <mml:mi>y</mml:mi>
      </mml:mrow>
      <mml:mrow>
        <mml:mn>2</mml:mn>
      </mml:mrow>
    </mml:msup>
  </mml:msqrt>
</mml:math>
</file>

<file path=Object 2/content.xml><?xml version="1.0" encoding="utf-8"?>
<mml:math xmlns:mml="http://www.w3.org/1998/Math/MathML" xmlns:m="http://schemas.openxmlformats.org/officeDocument/2006/math">
  <mml:msub>
    <mml:mrow>
      <mml:mi>G</mml:mi>
    </mml:mrow>
    <mml:mrow>
      <mml:mi>x</mml:mi>
    </mml:mrow>
  </mml:msub>
  <mml:mo>=</mml:mo>
  <mml:mfenced open="[" close="]" separators="|">
    <mml:mrow>
      <mml:mtable>
        <mml:mtr>
          <mml:mtd>
            <mml:mn>1</mml:mn>
          </mml:mtd>
          <mml:mtd>
            <mml:mn>0</mml:mn>
          </mml:mtd>
        </mml:mtr>
        <mml:mtr>
          <mml:mtd>
            <mml:mn>0</mml:mn>
          </mml:mtd>
          <mml:mtd>
            <mml:mo>-</mml:mo>
            <mml:mn>1</mml:mn>
          </mml:mtd>
        </mml:mtr>
      </mml:mtable>
    </mml:mrow>
  </mml:mfenced>
</mml:math>
</file>

<file path=Object 3/content.xml><?xml version="1.0" encoding="utf-8"?>
<mml:math xmlns:mml="http://www.w3.org/1998/Math/MathML" xmlns:m="http://schemas.openxmlformats.org/officeDocument/2006/math">
  <mml:msub>
    <mml:mrow>
      <mml:mi>G</mml:mi>
    </mml:mrow>
    <mml:mrow>
      <mml:mi>y</mml:mi>
    </mml:mrow>
  </mml:msub>
  <mml:mo>=</mml:mo>
  <mml:mfenced open="[" close="]" separators="|">
    <mml:mrow>
      <mml:mtable>
        <mml:mtr>
          <mml:mtd>
            <mml:mn>0</mml:mn>
          </mml:mtd>
          <mml:mtd>
            <mml:mo>-</mml:mo>
            <mml:mn>1</mml:mn>
          </mml:mtd>
        </mml:mtr>
        <mml:mtr>
          <mml:mtd>
            <mml:mn>1</mml:mn>
          </mml:mtd>
          <mml:mtd>
            <mml:mn>0</mml:mn>
          </mml:mtd>
        </mml:mtr>
      </mml:mtable>
    </mml:mrow>
  </mml:mfenced>
</mml:math>
</file>

<file path=Object 4/content.xml><?xml version="1.0" encoding="utf-8"?>
<mml:math xmlns:mml="http://www.w3.org/1998/Math/MathML" xmlns:m="http://schemas.openxmlformats.org/officeDocument/2006/math">
  <mml:msub>
    <mml:mrow>
      <mml:mi>G</mml:mi>
    </mml:mrow>
    <mml:mrow>
      <mml:mi>x</mml:mi>
    </mml:mrow>
  </mml:msub>
  <mml:mo>⊗</mml:mo>
  <mml:mi mathvariant="normal"> </mml:mi>
  <mml:mi mathvariant="normal">I</mml:mi>
</mml:math>
</file>

<file path=Object 5/content.xml><?xml version="1.0" encoding="utf-8"?>
<mml:math xmlns:mml="http://www.w3.org/1998/Math/MathML" xmlns:m="http://schemas.openxmlformats.org/officeDocument/2006/math">
  <mml:msub>
    <mml:mrow>
      <mml:mi>G</mml:mi>
    </mml:mrow>
    <mml:mrow>
      <mml:mi>y</mml:mi>
    </mml:mrow>
  </mml:msub>
  <mml:mo>⊗</mml:mo>
  <mml:mi mathvariant="normal">I</mml:mi>
</mml:math>
</file>

<file path=Object 6/content.xml><?xml version="1.0" encoding="utf-8"?>
<mml:math xmlns:mml="http://www.w3.org/1998/Math/MathML" xmlns:m="http://schemas.openxmlformats.org/officeDocument/2006/math">
  <mml:mfenced open="|" close="|" separators="|">
    <mml:mrow>
      <mml:mi>G</mml:mi>
    </mml:mrow>
  </mml:mfenced>
  <mml:mo>=</mml:mo>
  <mml:msqrt>
    <mml:msubsup>
      <mml:mrow>
        <mml:mi>G</mml:mi>
      </mml:mrow>
      <mml:mrow>
        <mml:mi>x</mml:mi>
      </mml:mrow>
      <mml:mrow>
        <mml:mn>2</mml:mn>
      </mml:mrow>
    </mml:msubsup>
    <mml:mo>+</mml:mo>
    <mml:mi> </mml:mi>
    <mml:msubsup>
      <mml:mrow>
        <mml:mi>G</mml:mi>
      </mml:mrow>
      <mml:mrow>
        <mml:mi>y</mml:mi>
      </mml:mrow>
      <mml:mrow>
        <mml:mn>2</mml:mn>
      </mml:mrow>
    </mml:msubsup>
  </mml:msqrt>
</mml:math>
</file>